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fo:font-style="normal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Segoe UI" fo:font-size="36pt" fo:font-style="normal" style:font-size-asian="36pt" style:font-style-asian="normal" style:font-size-complex="36pt" style:font-style-complex="normal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style="normal" style:font-size-asian="36pt" style:font-style-asian="normal" style:font-size-complex="36pt" style:font-style-complex="normal"/>
    </style:style>
    <style:style style:name="P6" style:family="paragraph">
      <style:paragraph-properties fo:text-align="start"/>
      <style:text-properties style:font-name="Segoe UI" fo:font-size="36pt" fo:font-style="normal" style:font-size-asian="36pt" style:font-style-asian="normal" style:font-size-complex="36pt" style:font-style-complex="normal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font-name="Segoe UI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302cm" svg:x="1.778cm" svg:y="0.762cm">
          <draw:text-box>
            <text:p text:style-name="P1"><text:span text:style-name="T1">Hymn #779</text:span></text:p>
            <text:p text:style-name="P1"><text:span text:style-name="T2">“</text:span><text:span text:style-name="T2">Come, My Heart, with Every Ca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384cm" svg:height="8.382cm" svg:x="1.778cm" svg:y="1.016cm">
          <draw:text-box>
            <text:p text:style-name="P4"><text:span text:style-name="T3">1. </text:span><text:span text:style-name="T4">Come, my soul, with ev'ry care,</text:span></text:p>
            <text:p text:style-name="P4"><text:span text:style-name="T4">Jesus loves to answer prayer;</text:span></text:p>
            <text:p text:style-name="P4"><text:span text:style-name="T4">He Himself has bid thee pray,</text:span></text:p>
            <text:p text:style-name="P4"><text:span text:style-name="T4">Therefore will not turn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4.384cm" svg:height="7.366cm" svg:x="1.778cm" svg:y="1.016cm">
          <draw:text-box>
            <text:p text:style-name="P4"><text:span text:style-name="T3">2. </text:span><text:span text:style-name="T4">Thou art coming to a King,</text:span></text:p>
            <text:p text:style-name="P4"><text:span text:style-name="T4">Large petitions with thee bring;</text:span></text:p>
            <text:p text:style-name="P4"><text:span text:style-name="T4">For His grace and pow'r are such</text:span></text:p>
            <text:p text:style-name="P4"><text:span text:style-name="T4">None can ever ask too muc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5" draw:layer="layout" svg:width="24.384cm" svg:height="7.366cm" svg:x="1.778cm" svg:y="1.016cm">
          <draw:text-box>
            <text:p text:style-name="P4"><text:span text:style-name="T3">3. </text:span><text:span text:style-name="T4">With my burden I begin:</text:span></text:p>
            <text:p text:style-name="P4"><text:span text:style-name="T4">Lord, remove this load of sin;</text:span></text:p>
            <text:p text:style-name="P4"><text:span text:style-name="T4">Let Thy blood, for sinners spilt,</text:span></text:p>
            <text:p text:style-name="P4"><text:span text:style-name="T4">Set my conscience free from guil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5" draw:layer="layout" svg:width="24.384cm" svg:height="7.366cm" svg:x="1.778cm" svg:y="1.016cm">
          <draw:text-box>
            <text:p text:style-name="P4"><text:span text:style-name="T3">4. </text:span><text:span text:style-name="T4">Lord, Thy rest to me impart,</text:span></text:p>
            <text:p text:style-name="P4"><text:span text:style-name="T4">Take possession of my heart;</text:span></text:p>
            <text:p text:style-name="P4"><text:span text:style-name="T4">There Thy blood-bought right maintain</text:span></text:p>
            <text:p text:style-name="P4"><text:span text:style-name="T4">And without a rival reig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5" draw:layer="layout" svg:width="24.384cm" svg:height="7.366cm" svg:x="1.778cm" svg:y="1.016cm">
          <draw:text-box>
            <text:p text:style-name="P4"><text:span text:style-name="T3">5. </text:span><text:span text:style-name="T4">While I am a pilgrim here,</text:span></text:p>
            <text:p text:style-name="P4"><text:span text:style-name="T4">Let Thy love my spirit cheer;</text:span></text:p>
            <text:p text:style-name="P4"><text:span text:style-name="T4">As my guide, my guard, my friend,</text:span></text:p>
            <text:p text:style-name="P4"><text:span text:style-name="T4">Lead me to my journey's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5" draw:layer="layout" svg:width="24.384cm" svg:height="10.771cm" svg:x="1.778cm" svg:y="1.016cm">
          <draw:text-box>
            <text:p text:style-name="P4"><text:span text:style-name="T3">6. </text:span><text:span text:style-name="T4">Show me what is mine to do;</text:span></text:p>
            <text:p text:style-name="P4"><text:span text:style-name="T4">Ev'ry hour my strength renew.</text:span></text:p>
            <text:p text:style-name="P4"><text:span text:style-name="T4">Let me live a life of faith;</text:span></text:p>
            <text:p text:style-name="P4"><text:span text:style-name="T4">Let me die Thy people's death.</text:span></text:p>
            <text:p text:style-name="P4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s text:c="12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1:49:56.823000000</meta:creation-date>
    <dc:title>Lent</dc:title>
    <meta:editing-duration>PT10M59S</meta:editing-duration>
    <meta:editing-cycles>4</meta:editing-cycles>
    <meta:generator>LibreOffice/6.0.1.1$Windows_X86_64 LibreOffice_project/60bfb1526849283ce2491346ed2aa51c465abfe6</meta:generator>
    <dc:date>2018-02-27T12:00:54.918000000</dc:date>
    <meta:document-statistic meta:object-count="42"/>
  </office:meta>
</office:document-meta>
</file>